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01cm" fo:margin-bottom="0.201cm" loext:contextual-spacing="false"/>
      <style:text-properties officeooo:rsid="00057ce5" officeooo:paragraph-rsid="00057ce5"/>
    </style:style>
    <style:style style:name="P2" style:family="paragraph" style:parent-style-name="Standard">
      <loext:graphic-properties draw:fill="solid" draw:fill-color="#ffffff"/>
      <style:paragraph-properties fo:margin-top="0cm" fo:margin-bottom="0cm" loext:contextual-spacing="false" style:line-height-at-least="0.72cm" fo:text-align="justify" style:justify-single-word="false" fo:background-color="#ffffff" style:vertical-align="baseline"/>
      <style:text-properties officeooo:paragraph-rsid="00057ce5"/>
    </style:style>
    <style:style style:name="P3" style:family="paragraph" style:parent-style-name="Normal_20__28_Web_29_">
      <loext:graphic-properties draw:fill="solid" draw:fill-color="#ffffff"/>
      <style:paragraph-properties fo:margin-top="0cm" fo:margin-bottom="0cm" loext:contextual-spacing="false" style:line-height-at-least="0.72cm" fo:text-align="justify" style:justify-single-word="false" fo:background-color="#ffffff" style:vertical-align="baseline"/>
      <style:text-properties officeooo:rsid="00057ce5" officeooo:paragraph-rsid="00057ce5"/>
    </style:style>
    <style:style style:name="T1" style:family="text">
      <style:text-properties fo:color="#46525e" style:font-name="Arial" fo:font-size="14pt" style:font-size-asian="14pt" style:font-name-complex="Arial1" style:font-size-complex="14pt"/>
    </style:style>
    <style:style style:name="T2" style:family="text">
      <style:text-properties fo:color="#46525e" style:font-name="Arial" fo:font-size="14pt" fo:font-weight="bold" style:font-size-asian="14pt" style:font-weight-asian="bold" style:font-name-complex="Arial1" style:font-size-complex="14pt"/>
    </style:style>
    <style:style style:name="T3" style:family="text">
      <style:text-properties fo:color="#46525e" style:font-name="Arial" fo:font-size="14pt" fo:font-weight="normal" style:font-name-asian="F" style:font-size-asian="14pt" style:font-weight-asian="normal" style:font-name-complex="Arial1" style:font-size-complex="14pt"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CRIPTION FOR E_VISA SERVICE:</text:p>
      <text:p text:style-name="P2"><text:span text:style-name="T1">This project makes an important contribution to the tourism sector and the business enviroment. On the one hand, the foreign citizens are provided with a convenient, efficient, fast and safe service. </text:span><text:span text:style-name="Strong"><text:span text:style-name="T3">e-Visa</text:span></text:span><text:span text:style-name="T1"> meets all the aforementioned criteria, moreover, the digitization processes have been designed in such a way as to guarantee Internet transactions’ safety and personal data protection. On the other hand, the diplomatic missions and consular offices of the Republic of Moldova will have a tool for effective visa applications’ management and institutional communication at their disposal.</text:span></text:p>
      <text:p text:style-name="P3"><text:span text:style-name="T1">The visa applicants will have to fill in the relevant application form in electronic format and attach to it the mandatory scanned documents’ package. If the application is approved, applicants will be able to pay the consular fee also by using their bank card. After all data are processed, the visa will be sent to applicants via the email. With the printed document, visa holders may enter the Republic of Moldova through any border crossing point</text:span><text:span text:style-name="T2">. </text:span><text:span text:style-name="Strong"><text:span text:style-name="T3">e-Visa</text:span></text:span><text:span text:style-name="T1"> is the equivalent of the traditional visa and shall not be inserted in the pass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6:06:02.936464258</meta:creation-date>
    <dc:date>2018-05-10T16:13:24.099381282</dc:date>
    <meta:editing-duration>PT7M22S</meta:editing-duration>
    <meta:editing-cycles>1</meta:editing-cycles>
    <meta:document-statistic meta:table-count="0" meta:image-count="0" meta:object-count="0" meta:page-count="1" meta:paragraph-count="3" meta:word-count="185" meta:character-count="1176" meta:non-whitespace-character-count="994"/>
    <meta:generator>LibreOffice/5.1.6.2$Linux_X86_64 LibreOffice_project/10m0$Build-2</meta:generator>
  </office:meta>
</office:document-meta>
</file>